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53D4ECAC8951481F.jpg" manifest:media-type="image/jpeg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  <style:text-properties fo:color="#000000" style:font-name="Segoe UI Semibold" fo:font-size="26p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 Semibold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5" style:family="paragraph">
      <style:paragraph-properties fo:margin-left="0cm" fo:margin-right="0cm" fo:text-indent="0cm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6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indent="0cm"/>
      <style:text-properties style:text-position="0% 100%" fo:font-size="26pt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color="#ffffff" style:text-position="0% 100%" style:font-name="Segoe UI" fo:font-size="26pt" fo:text-shadow="1pt 1pt" style:font-size-asian="26pt" style:font-size-complex="26pt"/>
    </style:style>
    <style:style style:name="P10" style:family="paragraph">
      <style:text-properties fo:font-size="26pt"/>
    </style:style>
    <style:style style:name="P11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Ari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Ari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position="0% 100%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9" style:family="text">
      <style:text-properties fo:color="#000000"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778cm" svg:y="0.508cm">
          <draw:text-box>
            <text:p text:style-name="P1"><text:span text:style-name="T1">OLD TESTAMENT</text:span></text:p>
            <text:p text:style-name="P1"><text:span text:style-name="T2">Deuteronomy 32:36–3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6" draw:layer="layout" svg:width="24.638cm" svg:height="6.263cm" svg:x="1.778cm" svg:y="0.508cm">
          <draw:text-box>
            <text:p text:style-name="P4"><text:span text:style-name="T3">36</text:span><text:span text:style-name="T4">The LORD will vindicate his people</text:span></text:p>
            <text:p text:style-name="P5"><text:span text:style-name="T5">and have compassion on his servants,</text:span></text:p>
            <text:p text:style-name="P5"><text:span text:style-name="T5">when he sees that their power is gone</text:span></text:p>
            <text:p text:style-name="P5"><text:span text:style-name="T5">and there is none remaining, bond or fre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9" draw:layer="layout" svg:width="25.654cm" svg:height="7.766cm" svg:x="1.27cm" svg:y="0.508cm">
          <draw:text-box>
            <text:p text:style-name="P8"><text:span text:style-name="T6">37</text:span><text:span text:style-name="T7">Then he will say, “Where are their gods, the rock in which they took refuge, </text:span><text:span text:style-name="T6">38</text:span><text:span text:style-name="T7">who ate the fat of their sacrifices and drank the wine of their drink offering? </text:span><text:span text:style-name="T8">Let them rise up and help you; let them be your protection!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11" draw:layer="layout" svg:width="24.638cm" svg:height="6.263cm" svg:x="1.778cm" svg:y="0.508cm">
          <draw:text-box>
            <text:p text:style-name="P10"><text:span text:style-name="T9">39</text:span><text:span text:style-name="T5">“See now that I, even I, am he, and there is no god beside me; I kill and I make alive; I wound and I heal; and there is none that can deliver out of my hand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53D4ECAC8951481F.jpg" xlink:type="simple" xlink:show="embed" xlink:actuate="onLoad"/>
    <draw:fill-image draw:name="Bitmap_20_2" draw:display-name="Bitmap 2" xlink:href="Pictures/10000000000004220000025353D4ECAC8951481F.jpg" xlink:type="simple" xlink:show="embed" xlink:actuate="onLoad"/>
    <draw:fill-image draw:name="Bitmap_20_3" draw:display-name="Bitmap 3" xlink:href="Pictures/10000000000004220000025353D4ECAC8951481F.jpg" xlink:type="simple" xlink:show="embed" xlink:actuate="onLoad"/>
    <draw:fill-image draw:name="Bitmap_20_4" draw:display-name="Bitmap 4" xlink:href="Pictures/10000000000004220000025353D4ECAC8951481F.jpg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8T19:52:37.934000000</meta:creation-date>
    <dc:date>2019-04-10T07:42:12.916000000</dc:date>
    <meta:editing-duration>PT23M7S</meta:editing-duration>
    <meta:editing-cycles>3</meta:editing-cycles>
    <meta:generator>LibreOffice/6.1.5.2$Windows_X86_64 LibreOffice_project/90f8dcf33c87b3705e78202e3df5142b201bd805</meta:generator>
    <meta:document-statistic meta:object-count="33"/>
  </office:meta>
</office:document-meta>
</file>